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a3a1c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a3a1c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4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IV</text:span></text:p>
      <text:p text:style-name="P2"><text:span text:style-name="T4">Наконец войдя в номер гостиницы, Александр упал на белоснежную кровать, глубоко зевнув. </text:span></text:p>
      <text:p text:style-name="P2"><text:span text:style-name="T4">–И что ты делаешь? – спросила Алина строго, окидывая его недовольным взглядом. </text:span></text:p>
      <text:p text:style-name="P2"><text:span text:style-name="T4">–Я устал от всех этих перелетов, – ответил тот. </text:span></text:p>
      <text:p text:style-name="P2"><text:span text:style-name="T4">–Вставай и пошли разбирать вещи! Потом належишься. </text:span></text:p>
      <text:p text:style-name="P2"><text:span text:style-name="T4">–Аааа. Ну как с тобой невыносимо, – пробормотал он, неохотно вставая. </text:span></text:p>
      <text:p text:style-name="P2"><text:span text:style-name="T4">–Что ты там сказал? </text:span></text:p>
      <text:p text:style-name="P2"><text:span text:style-name="T4">–Ничего, ничего, – торопливо ответил парень и поспешно удалился в соседнюю комнату разбирать чемоданы. </text:span></text:p>
      <text:p text:style-name="P2"><text:span text:style-name="T4">Алена спустилась неспешно в черных очках на борт яхты из только что приземлившегося вертолета. На ней было черное длинное платье и новенькие бархатные туфли на высоком каблуке. Голову прикрывала шляпа с широкими полями, а в руках она держала небольшую сумочку. Осмотревшись, она прошла по палубе и юркнула в дверь, ведущую на нижнюю палубу. На яхте царила суета по подготовке к празднику. На нижней палубе девушка зашла в кафе и села за отдаленный столик, за которым сидел сгорбившийся мужчина. На вид ему было лет 40, волосы на висках поблескивали сединой. Несмотря на испорченную осанку, у него было крепкое телосложение. На поясе висела небольшая кожаная сумка. </text:span></text:p>
      <text:p text:style-name="P2"><text:span text:style-name="T4">–Ты все подготовил? – спросила Алена. </text:span></text:p>
      <text:p text:style-name="P2"><text:soft-page-break/><text:span text:style-name="T4">–Да, мисс, все готово, Яхта будет взорвана так, что никто не пострадает и, разумеется, соблюдено условие о вашем сюрпризе, – ответил тот. </text:span></text:p>
      <text:p text:style-name="P2"><text:span text:style-name="T4">–Прекрасно. Тогда вот, – произнесла девушка, доставая из сумочки небольшую титановую коробочку. Под крышкой скрывался небольшой чип и небольшая колба. Внутри колбы была спираль зеленого цвета, имевшая форму трубки и наполненная маленькими металлическими шариками. Кивнув, тот захлопнул со щелчком коробочку и, убрав в карман, удалился. Коварно улыбнувшись, Алена поправила очки и, позвав официанта, откинулась на спинку стула. </text:span></text:p>
      <text:p text:style-name="P2"><text:span text:style-name="T4">–Объект обнаружен. Продолжаю наблюдение. Она что-то передала подозрительному человеку. На вид какому-то мастеру, – сказала в телефонную трубку девушка, сидевшая в другом конце зала. </text:span></text:p>
      <text:p text:style-name="P2"><text:span text:style-name="T4">–Поняла тебя, пока не предпринимай ничего и просто жди вечера. В случае критической ситуации, наши люди займутся эвакуацией. А ты продолжай наблюдать за объектом. В случае подтверждения наших опасений, не дай ей уйти, – послышался в ответ женский голос. </text:span></text:p>
      <text:p text:style-name="P2"><text:span text:style-name="T4">–Хорошо, я поняла тебя, но все же надеюсь, что все обойдется.</text:span></text:p>
      <text:p text:style-name="P2"><text:span text:style-name="T4">–Все, до связи. </text:span></text:p>
      <text:p text:style-name="P2"><text:span text:style-name="T4">С этими словами Джейн завершила звонок, а Настя, поправив волосы, оставила чаевые и удалилась на верхнюю палубу, где через час уже должны были начать собираться гости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8:46.419000000</meta:creation-date>
    <dc:date>2022-05-15T20:29:06.107000000</dc:date>
    <meta:editing-duration>PT19S</meta:editing-duration>
    <meta:editing-cycles>1</meta:editing-cycles>
    <meta:document-statistic meta:table-count="0" meta:image-count="0" meta:object-count="0" meta:page-count="2" meta:paragraph-count="17" meta:word-count="353" meta:character-count="2412" meta:non-whitespace-character-count="2052"/>
    <meta:generator>LibreOffice/7.2.2.2$Windows_X86_64 LibreOffice_project/02b2acce88a210515b4a5bb2e46cbfb63fe97d56</meta:generator>
  </office:meta>
</office:document-meta>
</file>